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iostream&gt;</text:p>
      <text:p text:style-name="Standard">using namespace std;</text:p>
      <text:p text:style-name="Standard">class employee</text:p>
      <text:p text:style-name="Standard"><text:tab/>{</text:p>
      <text:p text:style-name="Standard"><text:tab/><text:tab/>int num,basic;</text:p>
      <text:p text:style-name="Standard"><text:tab/><text:tab/>long da,it,netsal,gsal;</text:p>
      <text:p text:style-name="Standard"><text:tab/><text:tab/>char name[20];</text:p>
      <text:p text:style-name="Standard"><text:tab/><text:tab/>public:</text:p>
      <text:p text:style-name="Standard"><text:tab/><text:tab/>void read();</text:p>
      <text:p text:style-name="Standard"><text:tab/><text:tab/>void disp();</text:p>
      <text:p text:style-name="Standard"><text:tab/><text:tab/>void calc();</text:p>
      <text:p text:style-name="Standard"><text:tab/>};</text:p>
      <text:p text:style-name="Standard">void employee::read()</text:p>
      <text:p text:style-name="Standard"><text:tab/>{</text:p>
      <text:p text:style-name="Standard"><text:tab/><text:tab/>cout&lt;&lt;"Enter employee ID,Name &amp; Basic Salary\n";</text:p>
      <text:p text:style-name="Standard"><text:tab/><text:tab/>cin&gt;&gt;num&gt;&gt;name&gt;&gt;basic;</text:p>
      <text:p text:style-name="Standard"><text:tab/>}</text:p>
      <text:p text:style-name="Standard">void employee::calc()</text:p>
      <text:p text:style-name="Standard"><text:tab/>{</text:p>
      <text:p text:style-name="Standard"><text:tab/><text:tab/>da=(0.52)*basic;</text:p>
      <text:p text:style-name="Standard"><text:tab/><text:tab/>gsal=da+basic;</text:p>
      <text:p text:style-name="Standard"><text:tab/><text:tab/>it=(0.3)*gsal;</text:p>
      <text:p text:style-name="Standard"><text:tab/><text:tab/>netsal=basic+da-it;</text:p>
      <text:p text:style-name="Standard"><text:tab/>}</text:p>
      <text:p text:style-name="Standard">void employee::disp()</text:p>
      <text:p text:style-name="Standard"><text:tab/>{</text:p>
      <text:p text:style-name="Standard"><text:tab/><text:tab/>cout&lt;&lt;num&lt;&lt;"\t"&lt;&lt;name&lt;&lt;"\t"&lt;&lt;basic&lt;&lt;"\t"&lt;&lt;da&lt;&lt;"\t"&lt;&lt;it&lt;&lt;"\t"&lt;&lt;gsal&lt;&lt;"\t"&lt;&lt;netsal&lt;&lt;"\n";</text:p>
      <text:p text:style-name="Standard"><text:tab/>}</text:p>
      <text:p text:style-name="Standard">int main()</text:p>
      <text:p text:style-name="Standard"><text:tab/>{</text:p>
      <text:p text:style-name="Standard"><text:tab/><text:tab/>int n;</text:p>
      <text:p text:style-name="Standard"><text:tab/><text:tab/>cout&lt;&lt;"Enter no.of Employee:";</text:p>
      <text:p text:style-name="Standard"><text:tab/><text:tab/>cin&gt;&gt;n;</text:p>
      <text:p text:style-name="Standard"><text:tab/><text:tab/>employee e[n],*p;</text:p>
      <text:p text:style-name="Standard"><text:tab/><text:tab/>for(int i=0;i&lt;n;i++)</text:p>
      <text:p text:style-name="Standard"><text:tab/><text:tab/><text:tab/>{</text:p>
      <text:p text:style-name="Standard"><text:tab/><text:tab/><text:tab/><text:tab/>p=&amp;e[i];</text:p>
      <text:p text:style-name="Standard"><text:tab/><text:tab/><text:tab/><text:tab/>p-&gt;read();</text:p>
      <text:p text:style-name="Standard"><text:tab/><text:tab/><text:tab/><text:tab/>p-&gt;calc();</text:p>
      <text:p text:style-name="Standard"><text:tab/><text:tab/><text:tab/>}</text:p>
      <text:p text:style-name="Standard"><text:tab/><text:tab/>cout&lt;&lt;"Sl No. Eid\tname \t basic salary\t DA\tgross salary\t income tax\t Net salary\n";</text:p>
      <text:p text:style-name="Standard"><text:tab/><text:tab/>for(int i=0;i&lt;n;i++)</text:p>
      <text:p text:style-name="Standard"><text:tab/><text:tab/><text:tab/>{</text:p>
      <text:p text:style-name="Standard"><text:tab/><text:tab/><text:tab/><text:tab/>p=&amp;e[i];</text:p>
      <text:p text:style-name="Standard"><text:tab/><text:tab/><text:tab/><text:tab/>p-&gt;disp();</text:p>
      <text:p text:style-name="Standard"><text:tab/><text:tab/><text:tab/>}</text:p>
      <text:p text:style-name="Standard"><text:tab/><text:tab/><text:tab/>return 0;</text:p>
      <text:p text:style-name="Standard"><text:tab/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5T12:38:01.314085787</meta:creation-date>
    <dc:date>2023-05-25T12:39:14.768642570</dc:date>
    <meta:editing-duration>PT1M13S</meta:editing-duration>
    <meta:editing-cycles>1</meta:editing-cycles>
    <meta:document-statistic meta:table-count="0" meta:image-count="0" meta:object-count="0" meta:page-count="1" meta:paragraph-count="48" meta:word-count="84" meta:character-count="784" meta:non-whitespace-character-count="661"/>
    <meta:generator>LibreOffice/7.3.6.2$Linux_X86_64 LibreOffice_project/30$Build-2</meta:generator>
  </office:meta>
</office:document-meta>
</file>